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135cm" fo:margin-left="0.035cm" fo:margin-top="0cm" fo:margin-bottom="0cm" table:align="left" style:writing-mode="lr-tb"/>
    </style:style>
    <style:style style:name="Таблица1.A" style:family="table-column">
      <style:table-column-properties style:column-width="0.69cm"/>
    </style:style>
    <style:style style:name="Таблица1.B" style:family="table-column">
      <style:table-column-properties style:column-width="1.284cm"/>
    </style:style>
    <style:style style:name="Таблица1.C" style:family="table-column">
      <style:table-column-properties style:column-width="1.231cm"/>
    </style:style>
    <style:style style:name="Таблица1.D" style:family="table-column">
      <style:table-column-properties style:column-width="1.487cm"/>
    </style:style>
    <style:style style:name="Таблица1.E" style:family="table-column">
      <style:table-column-properties style:column-width="3.916cm"/>
    </style:style>
    <style:style style:name="Таблица1.F" style:family="table-column">
      <style:table-column-properties style:column-width="4.905cm"/>
    </style:style>
    <style:style style:name="Таблица1.G" style:family="table-column">
      <style:table-column-properties style:column-width="4.621cm"/>
    </style:style>
    <style:style style:name="Таблица1.1" style:family="table-row">
      <style:table-row-properties style:min-row-height="0.423cm" fo:keep-together="auto"/>
    </style:style>
    <style:style style:name="Таблица1.A1" style:family="table-cell">
      <style:table-cell-properties style:vertical-align="bottom" fo:padding-left="0.018cm" fo:padding-right="0.018cm" fo:padding-top="0cm" fo:padding-bottom="0cm" fo:border-left="1pt solid #000000" fo:border-right="1pt solid #000000" fo:border-top="1pt solid #000000" fo:border-bottom="none"/>
    </style:style>
    <style:style style:name="Таблица1.B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none"/>
    </style:style>
    <style:style style:name="Таблица1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none"/>
    </style:style>
    <style:style style:name="Таблица1.B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none"/>
    </style:style>
    <style:style style:name="Таблица1.3" style:family="table-row">
      <style:table-row-properties style:min-row-height="0.411cm" fo:keep-together="auto"/>
    </style:style>
    <style:style style:name="Таблица1.A3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.B3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.4" style:family="table-row">
      <style:table-row-properties style:min-row-height="12.702cm" fo:keep-together="auto"/>
    </style:style>
    <style:style style:name="P1" style:family="paragraph" style:parent-style-name="Standard">
      <style:paragraph-properties fo:margin-left="3.129cm" fo:margin-right="0cm" fo:text-indent="0cm" style:auto-text-indent="false">
        <style:tab-stops>
          <style:tab-stop style:position="11.77cm"/>
        </style:tab-stops>
      </style:paragraph-properties>
    </style:style>
    <style:style style:name="P2" style:family="paragraph" style:parent-style-name="Standard">
      <style:paragraph-properties fo:line-height="0.411cm"/>
      <style:text-properties fo:font-size="12pt" style:font-size-asian="12pt" style:font-size-complex="12pt"/>
    </style:style>
    <style:style style:name="P3" style:family="paragraph" style:parent-style-name="Standard">
      <style:paragraph-properties fo:line-height="0.397cm"/>
      <style:text-properties fo:font-size="12pt" style:font-size-asian="12pt" style:font-size-complex="12pt"/>
    </style:style>
    <style:style style:name="P4" style:family="paragraph" style:parent-style-name="Standard">
      <style:paragraph-properties fo:line-height="0.404cm"/>
      <style:text-properties fo:font-size="12pt" style:font-size-asian="12pt" style:font-size-complex="12pt"/>
    </style:style>
    <style:style style:name="P5" style:family="paragraph" style:parent-style-name="Standard">
      <style:paragraph-properties fo:line-height="0.406cm"/>
      <style:text-properties fo:font-size="12pt" style:font-size-asian="12pt" style:font-size-complex="12pt"/>
    </style:style>
    <style:style style:name="P6" style:family="paragraph" style:parent-style-name="Standard">
      <style:paragraph-properties fo:line-height="0.416cm"/>
      <style:text-properties fo:font-size="12pt" style:font-size-asian="12pt" style:font-size-complex="12pt"/>
    </style:style>
    <style:style style:name="P7" style:family="paragraph" style:parent-style-name="Standard">
      <style:paragraph-properties fo:line-height="0.385cm"/>
      <style:text-properties fo:font-size="12pt" style:font-size-asian="12pt" style:font-size-complex="12pt"/>
    </style:style>
    <style:style style:name="P8" style:family="paragraph" style:parent-style-name="Standard">
      <style:paragraph-properties fo:line-height="0.413cm"/>
      <style:text-properties fo:font-size="12pt" style:font-size-asian="12pt" style:font-size-complex="12pt"/>
    </style:style>
    <style:style style:name="P9" style:family="paragraph" style:parent-style-name="Standard">
      <style:paragraph-properties fo:line-height="0.381cm"/>
      <style:text-properties fo:font-size="12pt" style:font-size-asian="12pt" style:font-size-complex="12pt"/>
    </style:style>
    <style:style style:name="P10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1" style:family="paragraph" style:parent-style-name="Standard">
      <style:paragraph-properties fo:margin-left="5.175cm" fo:margin-right="0cm" fo:text-indent="0cm" style:auto-text-indent="false"/>
    </style:style>
    <style:style style:name="P12" style:family="paragraph" style:parent-style-name="Standard">
      <style:paragraph-properties fo:margin-left="8.456cm" fo:margin-right="0cm" fo:text-indent="0cm" style:auto-text-indent="false"/>
    </style:style>
    <style:style style:name="P13" style:family="paragraph" style:parent-style-name="Standard">
      <style:paragraph-properties fo:margin-left="8.456cm" fo:margin-right="0cm" fo:text-indent="0cm" style:auto-text-indent="false">
        <style:tab-stops>
          <style:tab-stop style:position="12.053cm"/>
        </style:tab-stops>
      </style:paragraph-properties>
    </style:style>
    <style:style style:name="P14" style:family="paragraph" style:parent-style-name="Standard">
      <style:paragraph-properties fo:margin-left="8.456cm" fo:margin-right="0cm" fo:text-indent="0cm" style:auto-text-indent="false">
        <style:tab-stops>
          <style:tab-stop style:position="10.888cm"/>
        </style:tab-stops>
      </style:paragraph-properties>
    </style:style>
    <style:style style:name="P15" style:family="paragraph" style:parent-style-name="Standard">
      <style:paragraph-properties fo:line-height="0.399cm"/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line-height="0.005cm"/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7" style:family="paragraph" style:parent-style-name="Standard">
      <style:paragraph-properties fo:line-height="0.353cm"/>
      <style:text-properties fo:font-size="10pt" style:font-size-asian="10pt" style:font-size-complex="10pt"/>
    </style:style>
    <style:style style:name="P18" style:family="paragraph" style:parent-style-name="Standard">
      <style:paragraph-properties fo:line-height="0.467cm"/>
      <style:text-properties fo:font-size="10pt" style:font-size-asian="10pt" style:font-size-complex="10pt"/>
    </style:style>
    <style:style style:name="P19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0" style:family="paragraph" style:parent-style-name="Standard">
      <style:paragraph-properties fo:line-height="0.347cm"/>
      <style:text-properties fo:font-size="10pt" style:font-size-asian="10pt" style:font-size-complex="10pt"/>
    </style:style>
    <style:style style:name="P21" style:family="paragraph" style:parent-style-name="Standard">
      <style:paragraph-properties fo:margin-left="0.988cm" fo:margin-right="0cm" fo:text-indent="0cm" style:auto-text-indent="false"/>
      <style:text-properties fo:font-size="10pt" style:font-size-asian="10pt" style:font-size-complex="10pt"/>
    </style:style>
    <style:style style:name="P22" style:family="paragraph" style:parent-style-name="Standard">
      <style:paragraph-properties fo:line-height="91%">
        <style:tab-stops>
          <style:tab-stop style:position="0.617cm"/>
        </style:tab-stops>
      </style:paragraph-properties>
      <style:text-properties fo:font-size="10pt" officeooo:rsid="0039a6bf" officeooo:paragraph-rsid="0039a6bf" style:font-size-asian="10pt" style:font-size-complex="10pt"/>
    </style:style>
    <style:style style:name="P23" style:family="paragraph" style:parent-style-name="Standard">
      <style:paragraph-properties fo:line-height="0.005cm"/>
      <style:text-properties fo:font-size="10pt" style:font-name-asian="Times New Roman1" style:font-size-asian="10pt" style:font-size-complex="10pt"/>
    </style:style>
    <style:style style:name="P24" style:family="paragraph" style:parent-style-name="Standard">
      <style:paragraph-properties fo:margin-left="8.456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5" style:family="paragraph" style:parent-style-name="Standard">
      <style:paragraph-properties fo:margin-left="11.349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6" style:family="paragraph" style:parent-style-name="Standard">
      <style:paragraph-properties fo:margin-left="0.624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7" style:family="paragraph" style:parent-style-name="Standard">
      <style:paragraph-properties fo:margin-left="0.695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8" style:family="paragraph" style:parent-style-name="Standard">
      <style:paragraph-properties fo:margin-left="0.282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29" style:family="paragraph" style:parent-style-name="Standard">
      <style:paragraph-properties fo:margin-left="0.176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0" style:family="paragraph" style:parent-style-name="Standard">
      <style:paragraph-properties fo:margin-left="1.235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1" style:family="paragraph" style:parent-style-name="Standard">
      <style:paragraph-properties fo:margin-left="0.388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2" style:family="paragraph" style:parent-style-name="Standard">
      <style:paragraph-properties fo:margin-left="1.411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3" style:family="paragraph" style:parent-style-name="Standard">
      <style:paragraph-properties fo:margin-left="0cm" fo:margin-right="0.176cm" fo:text-align="end" style:justify-single-word="false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4" style:family="paragraph" style:parent-style-name="Standard">
      <style:paragraph-properties fo:margin-left="0.988cm" fo:margin-right="0cm" fo:text-align="end" style:justify-single-word="false" fo:text-indent="0cm" style:auto-text-indent="false"/>
      <style:text-properties fo:font-size="10pt" style:font-name-asian="Times New Roman1" style:font-size-asian="10pt" style:font-size-complex="10pt"/>
    </style:style>
    <style:style style:name="P35" style:family="paragraph" style:parent-style-name="Standard"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P36" style:family="paragraph" style:parent-style-name="Standard">
      <style:paragraph-properties fo:line-height="0.005cm"/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P37" style:family="paragraph" style:parent-style-name="Standard">
      <style:paragraph-properties fo:margin-left="0.282cm" fo:margin-right="0cm" fo:text-indent="0cm" style:auto-text-indent="false"/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P38" style:family="paragraph" style:parent-style-name="Standard">
      <style:paragraph-properties fo:margin-left="0.695cm" fo:margin-right="0cm" fo:text-indent="0cm" style:auto-text-indent="false"/>
    </style:style>
    <style:style style:name="P39" style:family="paragraph" style:parent-style-name="Standard">
      <style:paragraph-properties fo:margin-left="0.7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officeooo:paragraph-rsid="001bf36f"/>
    </style:style>
    <style:style style:name="P40" style:family="paragraph" style:parent-style-name="Standard">
      <style:paragraph-properties fo:margin-left="0cm" fo:margin-right="0cm" fo:line-height="0.353cm" fo:text-indent="0cm" style:auto-text-indent="false"/>
    </style:style>
    <style:style style:name="P41" style:family="paragraph" style:parent-style-name="Standard">
      <style:paragraph-properties fo:margin-left="0.988cm" fo:margin-right="0cm" fo:text-indent="0cm" style:auto-text-indent="false"/>
      <style:text-properties fo:font-size="9.5pt" style:font-name-asian="Times New Roman1" style:font-size-asian="9.5pt" style:font-size-complex="9.5pt"/>
    </style:style>
    <style:style style:name="P42" style:family="paragraph" style:parent-style-name="Standard">
      <style:paragraph-properties fo:margin-left="0cm" fo:margin-right="0cm" fo:text-indent="0cm" style:auto-text-indent="false"/>
    </style:style>
    <style:style style:name="P43" style:family="paragraph" style:parent-style-name="Standard" style:list-style-name="WWNum1">
      <style:paragraph-properties fo:margin-left="0.624cm" fo:margin-right="0cm" fo:text-indent="-0.536cm" style:auto-text-indent="false">
        <style:tab-stops>
          <style:tab-stop style:position="0.624cm"/>
        </style:tab-stops>
      </style:paragraph-properties>
    </style:style>
    <style:style style:name="P44" style:family="paragraph" style:parent-style-name="Standard" style:list-style-name="WWNum2">
      <style:paragraph-properties fo:margin-left="0.624cm" fo:margin-right="0cm" fo:text-indent="-0.624cm" style:auto-text-indent="false">
        <style:tab-stops>
          <style:tab-stop style:position="0.624cm"/>
        </style:tab-stops>
      </style:paragraph-properties>
    </style:style>
    <style:style style:name="P45" style:family="paragraph" style:parent-style-name="Standard" style:list-style-name="WWNum2">
      <style:paragraph-properties fo:margin-left="0.695cm" fo:margin-right="0cm" fo:text-indent="-0.695cm" style:auto-text-indent="false">
        <style:tab-stops>
          <style:tab-stop style:position="0.695cm"/>
        </style:tab-stops>
      </style:paragraph-properties>
    </style:style>
    <style:style style:name="P46" style:family="paragraph" style:parent-style-name="Standard" style:list-style-name="WWNum2">
      <style:paragraph-properties fo:margin-left="0.695cm" fo:margin-right="0cm" fo:text-indent="-0.695cm" style:auto-text-indent="false">
        <style:tab-stops>
          <style:tab-stop style:position="0.695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47" style:family="paragraph" style:parent-style-name="Standard" style:list-style-name="WWNum6">
      <style:paragraph-properties fo:margin-left="1.341cm" fo:margin-right="0cm" fo:text-indent="-0.617cm" style:auto-text-indent="false">
        <style:tab-stops>
          <style:tab-stop style:position="1.341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48" style:family="paragraph" style:parent-style-name="Standard" style:list-style-name="Numbering_20_123">
      <style:paragraph-properties fo:line-height="0.353cm"/>
      <style:text-properties fo:font-size="10pt" officeooo:rsid="0039a6bf" officeooo:paragraph-rsid="0039a6bf" style:font-size-asian="10pt" style:font-size-complex="10pt"/>
    </style:style>
    <style:style style:name="P49" style:family="paragraph" style:parent-style-name="Standard" style:list-style-name="WWNum3">
      <style:paragraph-properties fo:line-height="91%">
        <style:tab-stops>
          <style:tab-stop style:position="0.617cm"/>
        </style:tab-stops>
      </style:paragraph-properties>
    </style:style>
    <style:style style:name="P50" style:family="paragraph" style:parent-style-name="Standard" style:list-style-name="WWNum4" style:master-page-name="Converted2">
      <style:paragraph-properties fo:margin-left="0.018cm" fo:margin-right="0cm" fo:line-height="91%" fo:text-indent="-0.018cm" style:auto-text-indent="false" style:page-number="auto">
        <style:tab-stops>
          <style:tab-stop style:position="0.635cm"/>
        </style:tab-stops>
      </style:paragraph-properties>
    </style:style>
    <style:style style:name="P51" style:family="paragraph" style:parent-style-name="Standard" style:list-style-name="WWNum5">
      <style:paragraph-properties fo:margin-left="0.035cm" fo:margin-right="1.094cm" fo:line-height="115%" fo:text-indent="-0.016cm" style:auto-text-indent="false">
        <style:tab-stops>
          <style:tab-stop style:position="0.653cm"/>
        </style:tab-stops>
      </style:paragraph-properties>
      <style:text-properties officeooo:paragraph-rsid="0025ca97"/>
    </style:style>
    <style:style style:name="P52" style:family="paragraph" style:parent-style-name="Standard" style:list-style-name="WWNum6">
      <style:paragraph-properties fo:margin-left="1.341cm" fo:margin-right="0cm" fo:text-indent="-0.617cm" style:auto-text-indent="false">
        <style:tab-stops>
          <style:tab-stop style:position="1.341cm"/>
        </style:tab-stops>
      </style:paragraph-properties>
    </style:style>
    <style:style style:name="P53" style:family="paragraph" style:parent-style-name="Standard">
      <style:paragraph-properties fo:line-height="91%" fo:text-align="start" style:justify-single-word="false">
        <style:tab-stops>
          <style:tab-stop style:position="0.635cm"/>
        </style:tab-stops>
      </style:paragraph-properties>
      <style:text-properties fo:font-weight="bold" style:font-weight-asian="bold" style:font-weight-complex="bold"/>
    </style:style>
    <style:style style:name="P54" style:family="paragraph" style:parent-style-name="Standard">
      <style:paragraph-properties fo:line-height="91%" fo:text-align="start" style:justify-single-word="false">
        <style:tab-stops>
          <style:tab-stop style:position="0.635c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5pt" fo:font-weight="bold" style:font-name-asian="Times New Roman1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37be60" style:font-name-asian="Times New Roman1" style:font-size-asian="15pt" style:font-weight-asian="bold" style:font-size-complex="15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name-asian="Times New Roman1" style:font-size-asian="10pt" style:font-size-complex="10pt"/>
    </style:style>
    <style:style style:name="T5" style:family="text">
      <style:text-properties fo:font-size="10pt" officeooo:rsid="0014d791" style:font-name-asian="Times New Roman1" style:font-size-asian="10pt" style:font-size-complex="10pt"/>
    </style:style>
    <style:style style:name="T6" style:family="text">
      <style:text-properties fo:font-size="10pt" officeooo:rsid="0015ac15" style:font-name-asian="Times New Roman1" style:font-size-asian="10pt" style:font-size-complex="10pt"/>
    </style:style>
    <style:style style:name="T7" style:family="text">
      <style:text-properties fo:font-size="10pt" officeooo:rsid="002b9f92" style:font-name-asian="Times New Roman1" style:font-size-asian="10pt" style:font-size-complex="10pt"/>
    </style:style>
    <style:style style:name="T8" style:family="text">
      <style:text-properties fo:font-size="10pt" officeooo:rsid="0037be60" style:font-name-asian="Times New Roman1" style:font-size-asian="10pt" style:font-size-complex="10pt"/>
    </style:style>
    <style:style style:name="T9" style:family="text"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T10" style:family="text">
      <style:text-properties fo:font-size="10pt" style:text-underline-style="solid" style:text-underline-width="auto" style:text-underline-color="font-color" officeooo:rsid="0014d791" style:font-name-asian="Times New Roman1" style:font-size-asian="10pt" style:font-size-complex="10pt"/>
    </style:style>
    <style:style style:name="T11" style:family="text">
      <style:text-properties fo:font-size="10pt" style:text-underline-style="solid" style:text-underline-width="auto" style:text-underline-color="font-color" officeooo:rsid="0015ac15" style:font-name-asian="Times New Roman1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officeooo:rsid="0017c12d" style:font-name-asian="Times New Roman1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885dd" style:font-name-asian="Times New Roman1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1a4e77" style:font-name-asian="Times New Roman1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1bf36f" style:font-name-asian="Times New Roman1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officeooo:rsid="0029e748" style:font-name-asian="Times New Roman1" style:font-size-asian="10pt" style:font-size-complex="10pt"/>
    </style:style>
    <style:style style:name="T17" style:family="text">
      <style:text-properties fo:font-size="10pt" style:text-underline-style="solid" style:text-underline-width="auto" style:text-underline-color="font-color" fo:font-weight="normal" style:font-name-asian="Times New Roman1" style:font-size-asian="10pt" style:font-weight-asian="normal" style:font-size-complex="10pt" style:font-weight-complex="normal"/>
    </style:style>
    <style:style style:name="T18" style:family="text">
      <style:text-properties fo:font-size="10pt" style:text-underline-style="solid" style:text-underline-width="auto" style:text-underline-color="font-color" fo:font-weight="normal" officeooo:rsid="0015ac15" style:font-name-asian="Times New Roman1" style:font-size-asian="10pt" style:font-weight-asian="normal" style:font-size-complex="10pt" style:font-weight-complex="normal"/>
    </style:style>
    <style:style style:name="T19" style:family="text">
      <style:text-properties fo:font-size="10pt" style:text-underline-style="solid" style:text-underline-width="auto" style:text-underline-color="font-color" fo:font-weight="normal" officeooo:rsid="001a4e77" style:font-name-asian="Times New Roman1" style:font-size-asian="10pt" style:font-weight-asian="normal" style:font-size-complex="10pt" style:font-weight-complex="normal"/>
    </style:style>
    <style:style style:name="T20" style:family="text">
      <style:text-properties fo:font-size="10pt" style:text-underline-style="solid" style:text-underline-width="auto" style:text-underline-color="font-color" fo:font-weight="normal" officeooo:rsid="0037be60" style:font-name-asian="Times New Roman1" style:font-size-asian="10pt" style:font-weight-asian="normal" style:font-size-complex="10pt" style:font-weight-complex="normal"/>
    </style:style>
    <style:style style:name="T21" style:family="text"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T22" style:family="text">
      <style:text-properties fo:font-size="10pt" fo:font-weight="normal" style:font-name-asian="Times New Roman1" style:font-size-asian="10pt" style:font-weight-asian="normal" style:font-size-complex="10pt" style:font-weight-complex="normal"/>
    </style:style>
    <style:style style:name="T23" style:family="text">
      <style:text-properties fo:font-size="10pt" fo:font-weight="normal" officeooo:rsid="0017c12d" style:font-name-asian="Times New Roman1" style:font-size-asian="10pt" style:font-weight-asian="normal" style:font-size-complex="10pt" style:font-weight-complex="normal"/>
    </style:style>
    <style:style style:name="T24" style:family="text"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T25" style:family="text">
      <style:text-properties fo:font-size="10pt" style:text-underline-style="none" style:font-name-asian="Times New Roman1" style:font-size-asian="10pt" style:font-size-complex="10pt"/>
    </style:style>
    <style:style style:name="T26" style:family="text">
      <style:text-properties fo:font-size="14.5pt" style:font-name-asian="Times New Roman1" style:font-size-asian="14.5pt" style:font-size-complex="14.5pt"/>
    </style:style>
    <style:style style:name="T27" style:family="text">
      <style:text-properties fo:font-size="8pt" style:text-underline-style="solid" style:text-underline-width="auto" style:text-underline-color="font-color" style:font-name-asian="Times New Roman1" style:font-size-asian="8pt" style:font-size-complex="8pt"/>
    </style:style>
    <style:style style:name="T28" style:family="text">
      <style:text-properties fo:font-size="9.5pt" style:font-name-asian="Times New Roman1" style:font-size-asian="9.5pt" style:font-size-complex="9.5pt"/>
    </style:style>
    <style:style style:name="T29" style:family="text">
      <style:text-properties fo:font-size="9.5pt" officeooo:rsid="0014d791" style:font-name-asian="Times New Roman1" style:font-size-asian="9.5pt" style:font-size-complex="9.5pt"/>
    </style:style>
    <style:style style:name="T30" style:family="text">
      <style:text-properties fo:font-size="9.5pt" officeooo:rsid="0015ac15" style:font-name-asian="Times New Roman1" style:font-size-asian="9.5pt" style:font-size-complex="9.5pt"/>
    </style:style>
    <style:style style:name="T31" style:family="text">
      <style:text-properties fo:font-size="9.5pt" style:text-underline-style="solid" style:text-underline-width="auto" style:text-underline-color="font-color" officeooo:rsid="0037be60" style:font-name-asian="Times New Roman1" style:font-size-asian="9.5pt" style:font-size-complex="9.5pt"/>
    </style:style>
    <style:style style:name="T32" style:family="text">
      <style:text-properties style:use-window-font-color="true" loext:opacity="0%" fo:font-size="10pt" fo:language="ru" fo:country="RU" style:text-underline-style="solid" style:text-underline-width="auto" style:text-underline-color="font-color" fo:font-weight="normal" style:letter-kerning="false" style:font-name-asian="Times New Roman1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T33" style:family="text">
      <style:text-properties fo:font-size="9pt" style:font-name-asian="Times New Roman1" style:font-size-asian="9pt" style:font-size-complex="9pt"/>
    </style:style>
    <style:style style:name="T34" style:family="text">
      <style:text-properties officeooo:rsid="0029e748"/>
    </style:style>
    <style:style style:name="T35" style:family="text">
      <style:text-properties officeooo:rsid="002b9f92"/>
    </style:style>
    <style:style style:name="T36" style:family="text">
      <style:text-properties officeooo:rsid="0036a4fb"/>
    </style:style>
    <style:style style:name="T37" style:family="text">
      <style:text-properties officeooo:rsid="0039a6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Отчет по лабораторной работе №</text:span><text:span text:style-name="T2">7</text:span><text:span text:style-name="T3"><text:tab/></text:span><text:span text:style-name="T26">по курсу </text:span><text:span text:style-name="T27">фундаментальная информатика</text:span></text:p>
      <text:p text:style-name="P2"/>
      <text:p text:style-name="P11"><text:span text:style-name="T4">Студент группы </text:span><text:span text:style-name="T9">М8О-10</text:span><text:span text:style-name="T10">7</text:span><text:span text:style-name="T9">Б-2</text:span><text:span text:style-name="T10">2</text:span><text:span text:style-name="T9"> </text:span><text:span text:style-name="T10">Брюханов</text:span><text:span text:style-name="T9"> </text:span><text:span text:style-name="T10">Захар</text:span><text:span text:style-name="T9"> </text:span><text:span text:style-name="T10">Дмитриевич</text:span><text:span text:style-name="T4">, № по списку <text:s/></text:span><text:span text:style-name="T10">5</text:span></text:p>
      <text:p text:style-name="P3"/>
      <text:p text:style-name="P12"><text:span text:style-name="T4">Контакты: </text:span><text:a xlink:type="simple" xlink:href="mailto:brukhanovz@gmail.com" text:style-name="Internet_20_link" text:visited-style-name="Visited_20_Internet_20_Link"><text:span text:style-name="T5">brukhanovz</text:span></text:a><text:a xlink:type="simple" xlink:href="mailto:brukhanovz@gmail.com" text:style-name="Internet_20_link" text:visited-style-name="Visited_20_Internet_20_Link"><text:span text:style-name="T9">@gmail.com</text:span></text:a><text:span text:style-name="T9">; </text:span><text:span text:style-name="T16">telegram: @br_zahar</text:span></text:p>
      <text:p text:style-name="P4"/>
      <text:p text:style-name="P13"><text:span text:style-name="T4">Работа выполнена: «</text:span><text:span text:style-name="T8">23</text:span><text:span text:style-name="T28">» </text:span><text:span text:style-name="T31">октября</text:span><text:span text:style-name="T29"> </text:span><text:span text:style-name="T28">20</text:span><text:span text:style-name="T30">22</text:span><text:span text:style-name="T28">г.</text:span></text:p>
      <text:p text:style-name="P5"/>
      <text:p text:style-name="P12"><text:span text:style-name="T4">Преподаватель: </text:span><text:span text:style-name="T11">Аносова</text:span><text:span text:style-name="T9"> </text:span><text:span text:style-name="T11">Наталья Павловна</text:span><text:span text:style-name="T6"> </text:span><text:span text:style-name="T4">каф. 806</text:span></text:p>
      <text:p text:style-name="P6"/>
      <text:p text:style-name="P24">Входной контроль знаний с оценкой _____________________</text:p>
      <text:p text:style-name="P7"/>
      <text:p text:style-name="P14"><text:span text:style-name="T4">Отчет сдан «<text:tab/>» _________20</text:span><text:span text:style-name="T6">22 </text:span><text:span text:style-name="T4">г., итоговая оценка _____</text:span></text:p>
      <text:p text:style-name="P8"/>
      <text:p text:style-name="P25">Подпись преподавателя ________________</text:p>
      <text:p text:style-name="P9"/>
      <text:list xml:id="list1807475146" text:style-name="WWNum1">
        <text:list-item>
          <text:list>
            <text:list-item>
              <text:p text:style-name="P43"><text:span text:style-name="T21">Тема:</text:span><text:span text:style-name="T17"> </text:span><text:span text:style-name="T20">Программирование в алгоритмической модели Маркова</text:span><text:span text:style-name="T32">_______</text:span><text:span text:style-name="T17"> <text:s text:c="76"/></text:span><text:span text:style-name="T4">_______________________________________________________________________________________________</text:span><text:span text:style-name="T9"> <text:s text:c="4"/></text:span></text:p>
            </text:list-item>
          </text:list>
        </text:list-item>
      </text:list>
      <text:p text:style-name="P15"/>
      <text:list xml:id="list2240312928" text:style-name="WWNum2">
        <text:list-item>
          <text:p text:style-name="P44"><text:span text:style-name="T21">Цель работы:</text:span><text:span text:style-name="T17"> </text:span><text:span text:style-name="T20">Составить программу по условию задачи</text:span><text:span text:style-name="T18"> ________________________________________________ _________________________________________</text:span><text:span text:style-name="T32">________________________________________________________</text:span></text:p>
        </text:list-item>
      </text:list>
      <text:p text:style-name="P16"/>
      <text:p text:style-name="P26">_________________________________________________________________________________________________</text:p>
      <text:p text:style-name="P26">_________________________________________________________________________________________________</text:p>
      <text:p text:style-name="P15"/>
      <text:list xml:id="list142137509036491" text:continue-numbering="true" text:style-name="WWNum2">
        <text:list-item>
          <text:p text:style-name="P44"><text:span text:style-name="T21">Задание </text:span><text:span text:style-name="T4">(</text:span><text:span text:style-name="T24">вариант №</text:span><text:span text:style-name="T22"> </text:span><text:span text:style-name="T23">5</text:span><text:span text:style-name="T4">)</text:span><text:span text:style-name="T21">: <text:s/></text:span><text:span text:style-name="T20">Составить алгоритм перевода числа из троичной системы счисления в девятеричную</text:span><text:span text:style-name="T4">__</text:span><text:span text:style-name="T9"> <text:s text:c="32"/>___________ <text:s text:c="17"/>______________________________________________________________________________</text:span></text:p>
        </text:list-item>
      </text:list>
      <text:p text:style-name="P16"/>
      <text:p text:style-name="P27">_________________________________________________________________________________________________</text:p>
      <text:p text:style-name="P27">_________________________________________________________________________________________________</text:p>
      <text:p text:style-name="P27">_________________________________________________________________________________________________</text:p>
      <text:p text:style-name="P27">_________________________________________________________________________________________________</text:p>
      <text:p text:style-name="P15"/>
      <text:list xml:id="list142136815660286" text:continue-numbering="true" text:style-name="WWNum2">
        <text:list-item>
          <text:p text:style-name="P45"><text:span text:style-name="T21">Оборудование </text:span><text:span text:style-name="T4">(</text:span><text:span text:style-name="T7">студента</text:span><text:span text:style-name="T4">):</text:span></text:p>
        </text:list-item>
      </text:list>
      <text:p text:style-name="P36"/>
      <text:p text:style-name="P16"/>
      <text:p text:style-name="P38"><text:span text:style-name="T4">Процессор </text:span><text:span text:style-name="T27">Intel® Core™ i5-8250U CPU @ 1.60GHz × 8</text:span><text:span text:style-name="T9"> </text:span><text:span text:style-name="T4"><text:s/>с ОП </text:span><text:span text:style-name="T13">1</text:span><text:span text:style-name="T9">2288</text:span><text:span text:style-name="T4"> Мб, НМД </text:span><text:span text:style-name="T9">_ <text:s/>524288_ <text:s/></text:span><text:span text:style-name="T4"><text:s/>Мб. Монитор </text:span><text:span text:style-name="T9">_______</text:span><text:span text:style-name="T12">lenovo</text:span><text:span text:style-name="T9">_________</text:span></text:p>
      <text:p text:style-name="P27">Другие устройства ________________________________________________________________________________</text:p>
      <text:p text:style-name="P27">_________________________________________________________________________________________________</text:p>
      <text:p text:style-name="P15"/>
      <text:list xml:id="list142136470179292" text:continue-numbering="true" text:style-name="WWNum2">
        <text:list-item>
          <text:p text:style-name="P46">Программное обеспечение (<text:span text:style-name="T35">студента</text:span>):</text:p>
        </text:list-item>
      </text:list>
      <text:p text:style-name="P36"/>
      <text:p text:style-name="P16"/>
      <text:p text:style-name="P38"><text:span text:style-name="T4">Операционная система семейства </text:span><text:span text:style-name="T9">___Unix____</text:span><text:span text:style-name="T4">, наименование </text:span><text:span text:style-name="T9">__</text:span><text:span text:style-name="T12">Ubuntu</text:span><text:span text:style-name="T9">____________</text:span><text:span text:style-name="T4"> версия </text:span><text:span text:style-name="T9">___</text:span><text:span text:style-name="T13">22.</text:span><text:span text:style-name="T9"> <text:s text:c="2"/>__________</text:span></text:p>
      <text:p text:style-name="P38"><text:span text:style-name="T4">интерпретатор команд </text:span><text:span text:style-name="T9">____bash________</text:span><text:span text:style-name="T4"> версия </text:span><text:span text:style-name="T9">__5.</text:span><text:span text:style-name="T14">1</text:span><text:span text:style-name="T9">.1</text:span><text:span text:style-name="T14">6</text:span><text:span text:style-name="T9">____</text:span><text:span text:style-name="T4">.</text:span></text:p>
      <text:p text:style-name="P38"><text:span text:style-name="T4">Система программирования </text:span><text:span text:style-name="T9">______________________________________</text:span><text:span text:style-name="T25">версия</text:span><text:span text:style-name="T4"> </text:span><text:span text:style-name="T9">_______________</text:span></text:p>
      <text:p text:style-name="P38"><text:span text:style-name="T4">Редактор текстов </text:span><text:span text:style-name="T17">_____</text:span><text:span text:style-name="T19">E</text:span><text:span text:style-name="T17">macs_______________________________________________</text:span><text:span text:style-name="T22"> версия </text:span><text:span text:style-name="T17">_</text:span><text:span text:style-name="T19">3.24.30</text:span><text:span text:style-name="T17"> <text:s text:c="2"/>_________</text:span></text:p>
      <text:p text:style-name="P39"><text:span text:style-name="T4">Утилиты операционной системы </text:span><text:span text:style-name="T14">Команды who, pwd, ls, cd, cp, mv, rm, cat, ps, mkdir, rmdir___________________ ________</text:span><text:span text:style-name="T9">_______</text:span><text:span text:style-name="T4">_______</text:span><text:span text:style-name="T9">_________________ _________________________________________________________</text:span></text:p>
      <text:p text:style-name="P39"><text:span text:style-name="T17">Прикладные системы и программы __</text:span><text:span text:style-name="T19">Gnuplot, bc</text:span><text:span text:style-name="T17"> <text:s text:c="135"/></text:span></text:p>
      <text:p text:style-name="P27">_________________________________________________________________________________________________</text:p>
      <text:p text:style-name="P38"><text:span text:style-name="T4">Местонахождение и имена файлов программ и данных на домашнем компьютере ______</text:span><text:span text:style-name="T9">home/</text:span><text:span text:style-name="T15">br_zahar</text:span><text:span text:style-name="T9">_________</text:span></text:p>
      <text:p text:style-name="P42"><text:span text:style-name="T21">6. Идея, метод, алгоритм </text:span><text:span text:style-name="T33">решения задачи</text:span><text:span text:style-name="T21"> </text:span><text:span text:style-name="T33">(в формах:</text:span><text:span text:style-name="T21"> </text:span><text:span text:style-name="T33">словесной,</text:span><text:span text:style-name="T21"> </text:span><text:span text:style-name="T33">псевдокода,</text:span><text:span text:style-name="T21"> </text:span><text:span text:style-name="T33">графической</text:span><text:span text:style-name="T21"> </text:span><text:span text:style-name="T33">[блок-схема,</text:span><text:span text:style-name="T21"> </text:span><text:span text:style-name="T33">диаграмма,</text:span><text:span text:style-name="T21"> </text:span><text:span text:style-name="T33">рисунок,</text:span><text:span text:style-name="T21"> </text:span><text:span text:style-name="T33">таблица] или формальные спецификации с пред- и постусловиями)</text:span></text:p>
      <text:list xml:id="list2140746722" text:style-name="Numbering_20_123">
        <text:list-item>
          <text:p text:style-name="P48">Заменим пары троичных чисел на соответствующие девятеричные числа, разделяя их точками</text:p>
        </text:list-item>
        <text:list-item>
          <text:p text:style-name="P48">Удаляем точки в результате</text:p>
        </text:list-item>
      </text:list>
      <text:p text:style-name="P17"/>
      <text:p text:style-name="P17"/>
      <text:p text:style-name="P17"/>
      <text:list xml:id="list312646519" text:style-name="WWNum3">
        <text:list-item>
          <text:p text:style-name="P49"><text:span text:style-name="T21">Сценарий выполнения работы </text:span><text:span text:style-name="T33">[план работы,</text:span><text:span text:style-name="T21"> </text:span><text:span text:style-name="T33">первоначальный текст программы в черновике</text:span><text:span text:style-name="T21"> </text:span><text:span text:style-name="T33">(можно на отдельном листе)</text:span><text:span text:style-name="T21"> </text:span><text:span text:style-name="T33">и</text:span><text:span text:style-name="T21"> </text:span><text:span text:style-name="T33">тесты либо соображения по тестированию].</text:span></text:p>
        </text:list-item>
      </text:list>
      <text:p text:style-name="P22">Тесты:</text:p>
      <text:p text:style-name="P22">«01» = «1»</text:p>
      <text:p text:style-name="P22">«11» = «4»</text:p>
      <text:p text:style-name="P22">«2122» = «78»</text:p>
      <text:p text:style-name="P17"/>
      <text:p text:style-name="P17"/>
      <text:p text:style-name="P17"/>
      <text:p text:style-name="P17"/>
      <text:p text:style-name="P17"/>
      <text:p text:style-name="P17"/>
      <text:p text:style-name="P35">Пункты 1-7 отчета составляются строго до начала лабораторной работы.</text:p>
      <text:p text:style-name="P40"><text:span text:style-name="T24"><text:tab/><text:tab/><text:tab/><text:tab/>Допущен к выполнению работы. </text:span><text:span text:style-name="T21">Подпись препод</text:span><text:bookmark text:name="_GoBack"/><text:span text:style-name="T21">авателя</text:span><text:span text:style-name="T24"> </text:span><text:span text:style-name="T21">_____________________</text:span></text:p>
      <text:list xml:id="list2512606131" text:style-name="WWNum4">
        <text:list-item>
          <text:p text:style-name="P50"><text:span text:style-name="T21">Распечатка протокола </text:span><text:span text:style-name="T33">(подклеить листинг окончательного варианта программы с тестовыми примерами,</text:span><text:span text:style-name="T21"> </text:span><text:span text:style-name="T33">подписанный</text:span><text:span text:style-name="T21"> </text:span><text:span text:style-name="T33">преподавателем).</text:span></text:p>
        </text:list-item>
      </text:list>
      <text:p text:style-name="P54">*0-&gt;0*</text:p>
      <text:p text:style-name="P54">*1-&gt;1*</text:p>
      <text:p text:style-name="P54">*2-&gt;2*</text:p>
      <text:p text:style-name="P54"/>
      <text:p text:style-name="P54">00*-&gt;*0</text:p>
      <text:p text:style-name="P54">01*-&gt;*1</text:p>
      <text:p text:style-name="P54">02*-&gt;*2</text:p>
      <text:p text:style-name="P54">10*-&gt;*3</text:p>
      <text:p text:style-name="P54">11*-&gt;*4</text:p>
      <text:p text:style-name="P54">12*-&gt;*5</text:p>
      <text:p text:style-name="P54">20*-&gt;*6</text:p>
      <text:p text:style-name="P54">21*-&gt;*7</text:p>
      <text:p text:style-name="P54">22*→*8</text:p>
      <text:p text:style-name="P54"/>
      <text:p text:style-name="P54">*-&gt;</text:p>
      <text:p text:style-name="P54">#-&gt;.</text:p>
      <text:p text:style-name="P54"><text:s/>→#*</text:p>
      <text:p text:style-name="P53"/>
      <text:list xml:id="list327572362" text:style-name="WWNum5">
        <text:list-item>
          <text:p text:style-name="P51"><text:span text:style-name="T21">Дневник отладки </text:span><text:span text:style-name="T33">должен содержать дату и время сеансов отладки, и основные события</text:span><text:span text:style-name="T21"> </text:span><text:span text:style-name="T33">(ошибки в сценарии и программе,</text:span><text:span text:style-name="T21"> </text:span><text:span text:style-name="T33">нестандартные ситу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ext:p text:style-name="P1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28">№</text:p>
          </table:table-cell>
          <table:table-cell table:style-name="Таблица1.B1" office:value-type="string">
            <text:p text:style-name="P33">Лаб.</text:p>
          </table:table-cell>
          <table:table-cell table:style-name="Таблица1.B1" office:value-type="string">
            <text:p text:style-name="P29">Дата</text:p>
          </table:table-cell>
          <table:table-cell table:style-name="Таблица1.B1" office:value-type="string">
            <text:p text:style-name="P29">Время</text:p>
          </table:table-cell>
          <table:table-cell table:style-name="Таблица1.B1" office:value-type="string">
            <text:p text:style-name="P30">Событие</text:p>
          </table:table-cell>
          <table:table-cell table:style-name="Таблица1.B1" office:value-type="string">
            <text:p text:style-name="P31">Действие по исправлению</text:p>
          </table:table-cell>
          <table:table-cell table:style-name="Таблица1.B1" office:value-type="string">
            <text:p text:style-name="P32">Примечание</text:p>
          </table:table-cell>
        </table:table-row>
        <table:table-row table:style-name="Таблица1.1">
          <table:table-cell table:style-name="Таблица1.A2" office:value-type="string">
            <text:p text:style-name="P19"/>
          </table:table-cell>
          <table:table-cell table:style-name="Таблица1.B2" office:value-type="string">
            <text:p text:style-name="P33">или</text:p>
          </table:table-cell>
          <table:table-cell table:style-name="Таблица1.B2" office:value-type="string">
            <text:p text:style-name="P19"/>
          </table:table-cell>
          <table:table-cell table:style-name="Таблица1.B2" office:value-type="string">
            <text:p text:style-name="P19"/>
          </table:table-cell>
          <table:table-cell table:style-name="Таблица1.B2" office:value-type="string">
            <text:p text:style-name="P19"/>
          </table:table-cell>
          <table:table-cell table:style-name="Таблица1.B2" office:value-type="string">
            <text:p text:style-name="P19"/>
          </table:table-cell>
          <table:table-cell table:style-name="Таблица1.B2" office:value-type="string">
            <text:p text:style-name="P19"/>
          </table:table-cell>
        </table:table-row>
        <table:table-row table:style-name="Таблица1.3">
          <table:table-cell table:style-name="Таблица1.A3" office:value-type="string">
            <text:p text:style-name="P19"/>
          </table:table-cell>
          <table:table-cell table:style-name="Таблица1.B3" office:value-type="string">
            <text:p text:style-name="P33">дом.</text:p>
          </table:table-cell>
          <table:table-cell table:style-name="Таблица1.B3" office:value-type="string">
            <text:p text:style-name="P19"/>
          </table:table-cell>
          <table:table-cell table:style-name="Таблица1.B3" office:value-type="string">
            <text:p text:style-name="P19"/>
          </table:table-cell>
          <table:table-cell table:style-name="Таблица1.B3" office:value-type="string">
            <text:p text:style-name="P19"/>
          </table:table-cell>
          <table:table-cell table:style-name="Таблица1.B3" office:value-type="string">
            <text:p text:style-name="P19"/>
          </table:table-cell>
          <table:table-cell table:style-name="Таблица1.B3" office:value-type="string">
            <text:p text:style-name="P19"/>
          </table:table-cell>
        </table:table-row>
        <table:table-row table:style-name="Таблица1.4">
          <table:table-cell table:style-name="Таблица1.A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</table:table-row>
      </table:table>
      <text:p text:style-name="P20"/>
      <text:list xml:id="list4229515066" text:style-name="WWNum6">
        <text:list-item>
          <text:p text:style-name="P52"><text:soft-page-break/><text:span text:style-name="T21">Замечания автора </text:span><text:span text:style-name="T4">по существу работы</text:span><text:span text:style-name="T9"> ________________________________________________________ _______________________________________________________________________________________________________________________________________________________________________ <text:s text:c="186"/></text:span></text:p>
        </text:list-item>
        <text:list-item>
          <text:p text:style-name="P47">Выводы</text:p>
        </text:list-item>
      </text:list>
      <text:p text:style-name="P23"/>
      <text:p text:style-name="P37"><text:span text:style-name="T34">Я </text:span><text:span text:style-name="T37">научился пользоваться нормальными алгоритмами Маркова и работать с утилитой nam.___________________ _</text:span><text:span text:style-name="T36">_________________________________ </text:span>_________________________________________________ <text:s text:c="6"/>___ <text:s text:c="79"/></text:p>
      <text:p text:style-name="P37">___________________________________________________________________ <text:s text:c="59"/></text:p>
      <text:p text:style-name="P37">___________________________________________________________________ <text:s text:c="59"/></text:p>
      <text:p text:style-name="P37">___________________________________________________________________ <text:s text:c="59"/></text:p>
      <text:p text:style-name="P37">___________________________________________________________________ <text:s text:c="59"/></text:p>
      <text:p text:style-name="P37">___________________________________________________________________ <text:s text:c="59"/></text:p>
      <text:p text:style-name="P41">Недочёты при выполнении задания могут быть устранены следующим образом: 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21"/>
      <text:p text:style-name="P34">Подпись студента 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DejaVu Sans" style:font-size-asian="10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u" fo:country="RU" style:letter-kerning="false" style:font-name-asian="DejaVu Sans" style:font-size-asian="10pt" style:language-asian="ru" style:country-asian="RU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letter-kerning="false" style:font-name-asian="DejaVu Sans" style:font-family-asian="'DejaVu Sans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Маркеры_20_списка" style:display-name="Маркеры списка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0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1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8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9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0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1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2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3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4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15cm" fo:margin-bottom="1.152cm" fo:margin-left="1.669cm" fo:margin-right="1.422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69cm" fo:margin-bottom="1.429cm" fo:margin-left="1.764cm" fo:margin-right="1.139cm" style:writing-mode="lr-tb" style:layout-grid-color="#c0c0c0" style:layout-grid-lines="15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852cm" fo:margin-bottom="2.54cm" fo:margin-left="1.676cm" fo:margin-right="1.916cm" style:writing-mode="lr-tb" style:layout-grid-color="#c0c0c0" style:layout-grid-lines="14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2T10:29:00</meta:creation-date>
    <meta:initial-creator>Windows User</meta:initial-creator>
    <dc:language>ru-RU</dc:language>
    <dc:date>2022-10-24T14:21:35.949023755</dc:date>
    <meta:editing-cycles>34</meta:editing-cycles>
    <meta:editing-duration>PT3H20M7S</meta:editing-duration>
    <meta:generator>LibreOffice/7.3.6.2$Linux_X86_64 LibreOffice_project/30$Build-2</meta:generator>
    <meta:document-statistic meta:table-count="1" meta:image-count="0" meta:object-count="0" meta:page-count="3" meta:paragraph-count="76" meta:word-count="394" meta:character-count="5993" meta:non-whitespace-character-count="483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